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MI_CLD</text:p>
          </table:table-cell>
          <table:table-cell/>
          <table:table-cell office:value-type="string" calcext:value-type="string">
            <text:p>BMI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PM6</text:p>
          </table:table-cell>
          <table:table-cell office:value-type="float" office:value="0.1304" calcext:value-type="float">
            <text:p>0.1304</text:p>
          </table:table-cell>
          <table:table-cell table:formula="of:=[.B3]*627.9095" office:value-type="float" office:value="81.8793988" calcext:value-type="float">
            <text:p>81.8793988</text:p>
          </table:table-cell>
          <table:table-cell office:value-type="float" office:value="0.23544" calcext:value-type="float">
            <text:p>0.23544</text:p>
          </table:table-cell>
          <table:table-cell table:formula="of:=[.D3]*627.9095" office:value-type="float" office:value="147.83501268" calcext:value-type="float">
            <text:p>147.83501268</text:p>
          </table:table-cell>
          <table:table-cell office:value-type="float" office:value="-0.95989" calcext:value-type="float">
            <text:p>-0.95989</text:p>
          </table:table-cell>
          <table:table-cell table:formula="of:=[.F3]*627.9095" office:value-type="float" office:value="-602.724049955" calcext:value-type="float">
            <text:p>-602.724049955</text:p>
          </table:table-cell>
          <table:table-cell table:formula="of:=[.B3]-[.F3]-[.D3]" office:value-type="float" office:value="0.85485" calcext:value-type="float">
            <text:p>0.85485</text:p>
          </table:table-cell>
          <table:table-cell table:formula="of:=[.C4]-[.E4]-[.G4]" office:value-type="float" office:value="-162.478751701536" calcext:value-type="float">
            <text:p>-162.4787517015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.E7]" office:value-type="float" office:value="-883.397338450719" calcext:value-type="float">
            <text:p>-883.3973384507</text:p>
          </table:table-cell>
          <table:table-cell table:formula="of:=[.G7]" office:value-type="float" office:value="-2319359.71210236" calcext:value-type="float">
            <text:p>-2319359.71210236</text:p>
          </table:table-cell>
          <table:table-cell office:value-type="float" office:value="-423.067453571" calcext:value-type="float">
            <text:p>-423.067453571</text:p>
          </table:table-cell>
          <table:table-cell table:formula="of:=[.D4]*2625.5" office:value-type="float" office:value="-1110763.59935066" calcext:value-type="float">
            <text:p>-1110763.59935066</text:p>
          </table:table-cell>
          <table:table-cell office:value-type="float" office:value="-460.268" calcext:value-type="float">
            <text:p>-460.268</text:p>
          </table:table-cell>
          <table:table-cell table:formula="of:=[.F4]*2625.5" office:value-type="float" office:value="-1208433.634" calcext:value-type="float">
            <text:p>-1208433.63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AM_FOR</text:p>
          </table:table-cell>
          <table:table-cell/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bam-for'.E7]" office:value-type="float" office:value="-403.458177121821" calcext:value-type="float">
            <text:p>-403.4581771218</text:p>
          </table:table-cell>
          <table:table-cell table:formula="of:=['bam-for'.G7]" office:value-type="float" office:value="-1059279.44403334" calcext:value-type="float">
            <text:p>-1059279.44403334</text:p>
          </table:table-cell>
          <table:table-cell office:value-type="float" office:value="-214.232110104" calcext:value-type="float">
            <text:p>-214.232110104</text:p>
          </table:table-cell>
          <table:table-cell table:formula="of:=[.D8]*2625.5" office:value-type="float" office:value="-562466.405078052" calcext:value-type="float">
            <text:p>-562466.405078052</text:p>
          </table:table-cell>
          <table:table-cell office:value-type="float" office:value="-189.054197363" calcext:value-type="float">
            <text:p>-189.054197363</text:p>
          </table:table-cell>
          <table:table-cell table:formula="of:=[.F8]*2625.5" office:value-type="float" office:value="-496361.795176556" calcext:value-type="float">
            <text:p>-496361.795176556</text:p>
          </table:table-cell>
          <table:table-cell table:formula="of:=[.B8]-[.F8]-[.D8]" office:value-type="float" office:value="-0.171869654821364" calcext:value-type="float">
            <text:p>-0.1718696548</text:p>
          </table:table-cell>
          <table:table-cell table:formula="of:=[.C8]-[.E8]-[.G8]" office:value-type="float" office:value="-451.243778733537" calcext:value-type="float">
            <text:p>-451.24377873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AM_FOR</text:p>
          </table:table-cell>
          <table:table-cell/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MTS</text:p>
          </table:table-cell>
          <table:table-cell/>
          <table:table-cell office:value-type="string" calcext:value-type="string">
            <text:p>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formula="of:=['bmi-mts'.E7]" office:value-type="float" office:value="-403.458177121821" calcext:value-type="float">
            <text:p>-403.4581771218</text:p>
          </table:table-cell>
          <table:table-cell table:formula="of:=['bmi-mts'.G7]" office:value-type="float" office:value="-1059279.44403334" calcext:value-type="float">
            <text:p>-1059279.44403334</text:p>
          </table:table-cell>
          <table:table-cell office:value-type="float" office:value="-423.067453571" calcext:value-type="float">
            <text:p>-423.067453571</text:p>
          </table:table-cell>
          <table:table-cell table:formula="of:=[.D12]*2625.5" office:value-type="float" office:value="-1110763.59935066" calcext:value-type="float">
            <text:p>-1110763.59935066</text:p>
          </table:table-cell>
          <table:table-cell/>
          <table:table-cell table:formula="of:=[.F12]*2625.5" office:value-type="float" office:value="0" calcext:value-type="float">
            <text:p>0</text:p>
          </table:table-cell>
          <table:table-cell table:formula="of:=[.B12]-[.F12]-[.D12]" office:value-type="float" office:value="19.6092764491787" calcext:value-type="float">
            <text:p>19.6092764492</text:p>
          </table:table-cell>
          <table:table-cell table:formula="of:=[.C12]-[.E12]-[.G12]" office:value-type="float" office:value="51484.1553173186" calcext:value-type="float">
            <text:p>51484.155317318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M_FOR</text:p>
          </table:table-cell>
          <table:table-cell/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J/mol</text:p>
          </table:table-cell>
        </table:table-row>
        <table:table-row table:style-name="ro1">
          <table:table-cell office:value-type="string" calcext:value-type="string">
            <text:p>M062X/6-311+G*</text:p>
          </table:table-cell>
          <table:table-cell table:number-columns-repeated="4"/>
          <table:table-cell office:value-type="float" office:value="-189.054197363" calcext:value-type="float">
            <text:p>-189.054197363</text:p>
          </table:table-cell>
          <table:table-cell table:formula="of:=[.F16]*2625.5" office:value-type="float" office:value="-496361.795176556" calcext:value-type="float">
            <text:p>-496361.795176556</text:p>
          </table:table-cell>
          <table:table-cell table:number-columns-repeated="2"/>
        </table:table-row>
      </table:table>
      <table:table table:name="pam-for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03.480242891" calcext:value-type="float">
            <text:p>-403.480242891</text:p>
          </table:table-cell>
          <table:table-cell table:formula="of:=['pam-for'.B3]*2625.5" office:value-type="float" office:value="-1059337.37771032" calcext:value-type="float">
            <text:p>-1059337.37771032</text:p>
          </table:table-cell>
          <table:table-cell table:formula="of:=['pam-for'.B3]-MIN([.$B$3:.$B$6])" office:value-type="float" office:value="0.000199858000030417" calcext:value-type="float">
            <text:p>0.0001999</text:p>
          </table:table-cell>
          <table:table-cell table:formula="of:=['pam-for'.B3]*['pam-for'.D3]/['pam-for'.$D$7]" office:value-type="float" office:value="-2.77288806687237" calcext:value-type="float">
            <text:p>-2.7728880669</text:p>
          </table:table-cell>
          <table:table-cell table:formula="of:=['pam-for'.C3]-MIN([.$C$3:.$C$6])" office:value-type="float" office:value="0.524727178970352" calcext:value-type="float">
            <text:p>0.5247272</text:p>
          </table:table-cell>
          <table:table-cell table:formula="of:=['pam-for'.C3]*['pam-for'.F3]/['pam-for'.$F$7]" office:value-type="float" office:value="-7280.21761807247" calcext:value-type="float">
            <text:p>-7280.2176180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03.455268849" calcext:value-type="float">
            <text:p>-403.455268849</text:p>
          </table:table-cell>
          <table:table-cell table:formula="of:=['pam-for'.B4]*2625.5" office:value-type="float" office:value="-1059271.80836305" calcext:value-type="float">
            <text:p>-1059271.80836305</text:p>
          </table:table-cell>
          <table:table-cell table:formula="of:=['pam-for'.B4]-MIN([.$B$3:.$B$6])" office:value-type="float" office:value="0.0251739000000271" calcext:value-type="float">
            <text:p>0.0251739</text:p>
          </table:table-cell>
          <table:table-cell table:formula="of:=['pam-for'.B4]*['pam-for'.D4]/['pam-for'.$D$7]" office:value-type="float" office:value="-349.248397576888" calcext:value-type="float">
            <text:p>-349.2483975769</text:p>
          </table:table-cell>
          <table:table-cell table:formula="of:=['pam-for'.C4]-MIN([.$C$3:.$C$6])" office:value-type="float" office:value="66.0940744499676" calcext:value-type="float">
            <text:p>66.0940744</text:p>
          </table:table-cell>
          <table:table-cell table:formula="of:=['pam-for'.C4]*['pam-for'.F4]/['pam-for'.$F$7]" office:value-type="float" office:value="-916951.667839005" calcext:value-type="float">
            <text:p>-916951.667839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03.480442749" calcext:value-type="float">
            <text:p>-403.480442749</text:p>
          </table:table-cell>
          <table:table-cell table:formula="of:=['pam-for'.B5]*2625.5" office:value-type="float" office:value="-1059337.9024375" calcext:value-type="float">
            <text:p>-1059337.9024375</text:p>
          </table:table-cell>
          <table:table-cell table:formula="of:=['pam-for'.B5]-MIN([.$B$3:.$B$6])" office:value-type="float" office:value="0" calcext:value-type="float">
            <text:p>0.0000000</text:p>
          </table:table-cell>
          <table:table-cell table:formula="of:=['pam-for'.B5]*['pam-for'.D5]/['pam-for'.$D$7]" office:value-type="float" office:value="-0" calcext:value-type="float">
            <text:p>0</text:p>
          </table:table-cell>
          <table:table-cell table:formula="of:=['pam-for'.C5]-MIN([.$C$3:.$C$6])" office:value-type="float" office:value="0" calcext:value-type="float">
            <text:p>0.0000000</text:p>
          </table:table-cell>
          <table:table-cell table:formula="of:=['pam-for'.C5]*['pam-for'.F5]/['pam-for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03.476735364" calcext:value-type="float">
            <text:p>-403.476735364</text:p>
          </table:table-cell>
          <table:table-cell table:formula="of:=['pam-for'.B6]*2625.5" office:value-type="float" office:value="-1059328.16869818" calcext:value-type="float">
            <text:p>-1059328.16869818</text:p>
          </table:table-cell>
          <table:table-cell table:formula="of:=['pam-for'.B6]-MIN([.$B$3:.$B$6])" office:value-type="float" office:value="0.00370738500004109" calcext:value-type="float">
            <text:p>0.0037074</text:p>
          </table:table-cell>
          <table:table-cell table:formula="of:=['pam-for'.B6]*['pam-for'.D6]/['pam-for'.$D$7]" office:value-type="float" office:value="-51.4368914780609" calcext:value-type="float">
            <text:p>-51.4368914781</text:p>
          </table:table-cell>
          <table:table-cell table:formula="of:=['pam-for'.C6]-MIN([.$C$3:.$C$6])" office:value-type="float" office:value="9.73373931762762" calcext:value-type="float">
            <text:p>9.7337393</text:p>
          </table:table-cell>
          <table:table-cell table:formula="of:=['pam-for'.C6]*['pam-for'.F6]/['pam-for'.$F$7]" office:value-type="float" office:value="-135047.558576265" calcext:value-type="float">
            <text:p>-135047.558576265</text:p>
          </table:table-cell>
        </table:table-row>
        <table:table-row table:style-name="ro1">
          <table:table-cell table:number-columns-repeated="3"/>
          <table:table-cell table:style-name="Default" table:formula="of:=SUM(['pam-for'.D3:.D6])" office:value-type="float" office:value="0.0290811430000986" calcext:value-type="float">
            <text:p>0.029081143</text:p>
          </table:table-cell>
          <table:table-cell table:formula="of:=SUM(['pam-for'.E3:.E6])" office:value-type="float" office:value="-403.458177121821" calcext:value-type="float">
            <text:p>-403.4581771218</text:p>
          </table:table-cell>
          <table:table-cell table:style-name="Default" table:formula="of:=SUM(['pam-for'.F3:.F6])" office:value-type="float" office:value="76.3525409465656" calcext:value-type="float">
            <text:p>76.3525409466</text:p>
          </table:table-cell>
          <table:table-cell table:formula="of:=SUM(['pam-for'.G3:.G6])" office:value-type="float" office:value="-1059279.44403334" calcext:value-type="float">
            <text:p>-1059279.44403334</text:p>
          </table:table-cell>
        </table:table-row>
      </table:table>
      <table:table table:name="bmi-mts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03.480242891" calcext:value-type="float">
            <text:p>-403.480242891</text:p>
          </table:table-cell>
          <table:table-cell table:formula="of:=['bmi-mts'.B3]*2625.5" office:value-type="float" office:value="-1059337.37771032" calcext:value-type="float">
            <text:p>-1059337.37771032</text:p>
          </table:table-cell>
          <table:table-cell table:formula="of:=['bmi-mts'.B3]-MIN([.$B$3:.$B$6])" office:value-type="float" office:value="0.000199858000030417" calcext:value-type="float">
            <text:p>0.0001999</text:p>
          </table:table-cell>
          <table:table-cell table:formula="of:=['bmi-mts'.B3]*['bmi-mts'.D3]/['bmi-mts'.$D$7]" office:value-type="float" office:value="-2.77288806687237" calcext:value-type="float">
            <text:p>-2.7728880669</text:p>
          </table:table-cell>
          <table:table-cell table:formula="of:=['bmi-mts'.C3]-MIN([.$C$3:.$C$6])" office:value-type="float" office:value="0.524727178970352" calcext:value-type="float">
            <text:p>0.5247272</text:p>
          </table:table-cell>
          <table:table-cell table:formula="of:=['bmi-mts'.C3]*['bmi-mts'.F3]/['bmi-mts'.$F$7]" office:value-type="float" office:value="-7280.21761807247" calcext:value-type="float">
            <text:p>-7280.2176180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03.455268849" calcext:value-type="float">
            <text:p>-403.455268849</text:p>
          </table:table-cell>
          <table:table-cell table:formula="of:=['bmi-mts'.B4]*2625.5" office:value-type="float" office:value="-1059271.80836305" calcext:value-type="float">
            <text:p>-1059271.80836305</text:p>
          </table:table-cell>
          <table:table-cell table:formula="of:=['bmi-mts'.B4]-MIN([.$B$3:.$B$6])" office:value-type="float" office:value="0.0251739000000271" calcext:value-type="float">
            <text:p>0.0251739</text:p>
          </table:table-cell>
          <table:table-cell table:formula="of:=['bmi-mts'.B4]*['bmi-mts'.D4]/['bmi-mts'.$D$7]" office:value-type="float" office:value="-349.248397576888" calcext:value-type="float">
            <text:p>-349.2483975769</text:p>
          </table:table-cell>
          <table:table-cell table:formula="of:=['bmi-mts'.C4]-MIN([.$C$3:.$C$6])" office:value-type="float" office:value="66.0940744499676" calcext:value-type="float">
            <text:p>66.0940744</text:p>
          </table:table-cell>
          <table:table-cell table:formula="of:=['bmi-mts'.C4]*['bmi-mts'.F4]/['bmi-mts'.$F$7]" office:value-type="float" office:value="-916951.667839005" calcext:value-type="float">
            <text:p>-916951.667839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03.480442749" calcext:value-type="float">
            <text:p>-403.480442749</text:p>
          </table:table-cell>
          <table:table-cell table:formula="of:=['bmi-mts'.B5]*2625.5" office:value-type="float" office:value="-1059337.9024375" calcext:value-type="float">
            <text:p>-1059337.9024375</text:p>
          </table:table-cell>
          <table:table-cell table:formula="of:=['bmi-mts'.B5]-MIN([.$B$3:.$B$6])" office:value-type="float" office:value="0" calcext:value-type="float">
            <text:p>0.0000000</text:p>
          </table:table-cell>
          <table:table-cell table:formula="of:=['bmi-mts'.B5]*['bmi-mts'.D5]/['bmi-mts'.$D$7]" office:value-type="float" office:value="-0" calcext:value-type="float">
            <text:p>0</text:p>
          </table:table-cell>
          <table:table-cell table:formula="of:=['bmi-mts'.C5]-MIN([.$C$3:.$C$6])" office:value-type="float" office:value="0" calcext:value-type="float">
            <text:p>0.0000000</text:p>
          </table:table-cell>
          <table:table-cell table:formula="of:=['bmi-mts'.C5]*['bmi-mts'.F5]/['bmi-mts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03.476735364" calcext:value-type="float">
            <text:p>-403.476735364</text:p>
          </table:table-cell>
          <table:table-cell table:formula="of:=['bmi-mts'.B6]*2625.5" office:value-type="float" office:value="-1059328.16869818" calcext:value-type="float">
            <text:p>-1059328.16869818</text:p>
          </table:table-cell>
          <table:table-cell table:formula="of:=['bmi-mts'.B6]-MIN([.$B$3:.$B$6])" office:value-type="float" office:value="0.00370738500004109" calcext:value-type="float">
            <text:p>0.0037074</text:p>
          </table:table-cell>
          <table:table-cell table:formula="of:=['bmi-mts'.B6]*['bmi-mts'.D6]/['bmi-mts'.$D$7]" office:value-type="float" office:value="-51.4368914780609" calcext:value-type="float">
            <text:p>-51.4368914781</text:p>
          </table:table-cell>
          <table:table-cell table:formula="of:=['bmi-mts'.C6]-MIN([.$C$3:.$C$6])" office:value-type="float" office:value="9.73373931762762" calcext:value-type="float">
            <text:p>9.7337393</text:p>
          </table:table-cell>
          <table:table-cell table:formula="of:=['bmi-mts'.C6]*['bmi-mts'.F6]/['bmi-mts'.$F$7]" office:value-type="float" office:value="-135047.558576265" calcext:value-type="float">
            <text:p>-135047.558576265</text:p>
          </table:table-cell>
        </table:table-row>
        <table:table-row table:style-name="ro1">
          <table:table-cell table:number-columns-repeated="3"/>
          <table:table-cell table:style-name="Default" table:formula="of:=SUM(['bmi-mts'.D3:.D6])" office:value-type="float" office:value="0.0290811430000986" calcext:value-type="float">
            <text:p>0.029081143</text:p>
          </table:table-cell>
          <table:table-cell table:formula="of:=SUM(['bmi-mts'.E3:.E6])" office:value-type="float" office:value="-403.458177121821" calcext:value-type="float">
            <text:p>-403.4581771218</text:p>
          </table:table-cell>
          <table:table-cell table:style-name="Default" table:formula="of:=SUM(['bmi-mts'.F3:.F6])" office:value-type="float" office:value="76.3525409465656" calcext:value-type="float">
            <text:p>76.3525409466</text:p>
          </table:table-cell>
          <table:table-cell table:formula="of:=SUM(['bmi-mts'.G3:.G6])" office:value-type="float" office:value="-1059279.44403334" calcext:value-type="float">
            <text:p>-1059279.44403334</text:p>
          </table:table-cell>
        </table:table-row>
      </table:table>
      <table:table table:name="bam-for" table:style-name="ta1">
        <table:table-column table:style-name="co2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office:value-type="string" calcext:value-type="string">
            <text:p>Boltzman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03.480242891" calcext:value-type="float">
            <text:p>-403.480242891</text:p>
          </table:table-cell>
          <table:table-cell table:formula="of:=['bam-for'.B3]*2625.5" office:value-type="float" office:value="-1059337.37771032" calcext:value-type="float">
            <text:p>-1059337.37771032</text:p>
          </table:table-cell>
          <table:table-cell table:style-name="ce1" table:formula="of:=['bam-for'.B3]-MIN([.$B$3:.$B$6])" office:value-type="float" office:value="0.000199858000030417" calcext:value-type="float">
            <text:p>0.0001999</text:p>
          </table:table-cell>
          <table:table-cell table:formula="of:=['bam-for'.B3]*['bam-for'.D3]/['bam-for'.$D$7]" office:value-type="float" office:value="-2.77288806687237" calcext:value-type="float">
            <text:p>-2.7728880669</text:p>
          </table:table-cell>
          <table:table-cell table:style-name="ce1" table:formula="of:=['bam-for'.C3]-MIN([.$C$3:.$C$6])" office:value-type="float" office:value="0.524727178970352" calcext:value-type="float">
            <text:p>0.5247272</text:p>
          </table:table-cell>
          <table:table-cell table:formula="of:=['bam-for'.C3]*['bam-for'.F3]/['bam-for'.$F$7]" office:value-type="float" office:value="-7280.21761807247" calcext:value-type="float">
            <text:p>-7280.21761807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03.455268849" calcext:value-type="float">
            <text:p>-403.455268849</text:p>
          </table:table-cell>
          <table:table-cell table:formula="of:=['bam-for'.B4]*2625.5" office:value-type="float" office:value="-1059271.80836305" calcext:value-type="float">
            <text:p>-1059271.80836305</text:p>
          </table:table-cell>
          <table:table-cell table:style-name="ce1" table:formula="of:=['bam-for'.B4]-MIN([.$B$3:.$B$6])" office:value-type="float" office:value="0.0251739000000271" calcext:value-type="float">
            <text:p>0.0251739</text:p>
          </table:table-cell>
          <table:table-cell table:formula="of:=['bam-for'.B4]*['bam-for'.D4]/['bam-for'.$D$7]" office:value-type="float" office:value="-349.248397576888" calcext:value-type="float">
            <text:p>-349.2483975769</text:p>
          </table:table-cell>
          <table:table-cell table:style-name="ce1" table:formula="of:=['bam-for'.C4]-MIN([.$C$3:.$C$6])" office:value-type="float" office:value="66.0940744499676" calcext:value-type="float">
            <text:p>66.0940744</text:p>
          </table:table-cell>
          <table:table-cell table:formula="of:=['bam-for'.C4]*['bam-for'.F4]/['bam-for'.$F$7]" office:value-type="float" office:value="-916951.667839005" calcext:value-type="float">
            <text:p>-916951.667839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03.480442749" calcext:value-type="float">
            <text:p>-403.480442749</text:p>
          </table:table-cell>
          <table:table-cell table:formula="of:=['bam-for'.B5]*2625.5" office:value-type="float" office:value="-1059337.9024375" calcext:value-type="float">
            <text:p>-1059337.9024375</text:p>
          </table:table-cell>
          <table:table-cell table:style-name="ce1" table:formula="of:=['bam-for'.B5]-MIN([.$B$3:.$B$6])" office:value-type="float" office:value="0" calcext:value-type="float">
            <text:p>0.0000000</text:p>
          </table:table-cell>
          <table:table-cell table:formula="of:=['bam-for'.B5]*['bam-for'.D5]/['bam-for'.$D$7]" office:value-type="float" office:value="-0" calcext:value-type="float">
            <text:p>0</text:p>
          </table:table-cell>
          <table:table-cell table:style-name="ce1" table:formula="of:=['bam-for'.C5]-MIN([.$C$3:.$C$6])" office:value-type="float" office:value="0" calcext:value-type="float">
            <text:p>0.0000000</text:p>
          </table:table-cell>
          <table:table-cell table:formula="of:=['bam-for'.C5]*['bam-for'.F5]/['bam-for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03.476735364" calcext:value-type="float">
            <text:p>-403.476735364</text:p>
          </table:table-cell>
          <table:table-cell table:formula="of:=['bam-for'.B6]*2625.5" office:value-type="float" office:value="-1059328.16869818" calcext:value-type="float">
            <text:p>-1059328.16869818</text:p>
          </table:table-cell>
          <table:table-cell table:style-name="ce1" table:formula="of:=['bam-for'.B6]-MIN([.$B$3:.$B$6])" office:value-type="float" office:value="0.00370738500004109" calcext:value-type="float">
            <text:p>0.0037074</text:p>
          </table:table-cell>
          <table:table-cell table:formula="of:=['bam-for'.B6]*['bam-for'.D6]/['bam-for'.$D$7]" office:value-type="float" office:value="-51.4368914780609" calcext:value-type="float">
            <text:p>-51.4368914781</text:p>
          </table:table-cell>
          <table:table-cell table:style-name="ce1" table:formula="of:=['bam-for'.C6]-MIN([.$C$3:.$C$6])" office:value-type="float" office:value="9.73373931762762" calcext:value-type="float">
            <text:p>9.7337393</text:p>
          </table:table-cell>
          <table:table-cell table:formula="of:=['bam-for'.C6]*['bam-for'.F6]/['bam-for'.$F$7]" office:value-type="float" office:value="-135047.558576265" calcext:value-type="float">
            <text:p>-135047.558576265</text:p>
          </table:table-cell>
        </table:table-row>
        <table:table-row table:style-name="ro1">
          <table:table-cell table:number-columns-repeated="3"/>
          <table:table-cell table:formula="of:=SUM(['bam-for'.D3:.D6])" office:value-type="float" office:value="0.0290811430000986" calcext:value-type="float">
            <text:p>0.029081143</text:p>
          </table:table-cell>
          <table:table-cell table:formula="of:=SUM(['bam-for'.E3:.E6])" office:value-type="float" office:value="-403.458177121821" calcext:value-type="float">
            <text:p>-403.4581771218</text:p>
          </table:table-cell>
          <table:table-cell table:formula="of:=SUM(['bam-for'.F3:.F6])" office:value-type="float" office:value="76.3525409465656" calcext:value-type="float">
            <text:p>76.3525409466</text:p>
          </table:table-cell>
          <table:table-cell table:formula="of:=SUM(['bam-for'.G3:.G6])" office:value-type="float" office:value="-1059279.44403334" calcext:value-type="float">
            <text:p>-1059279.44403334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/>
        </table:table-row>
      </table:table>
      <table:table table:name="bmim-cl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column table:style-name="co6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plic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cal/mol</text:p>
          </table:table-cell>
          <table:table-cell table:style-name="Default" office:value-type="string" calcext:value-type="string">
            <text:p>Boltzmann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AU</text:p>
          </table:table-cell>
          <table:table-cell/>
          <table:table-cell table:style-name="Default" office:value-type="string" calcext:value-type="string">
            <text:p>KJ/m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83.485831584" calcext:value-type="float">
            <text:p>-883.485831584</text:p>
          </table:table-cell>
          <table:table-cell table:formula="of:=['bmim-cl'.B3]*2625.5" office:value-type="float" office:value="-2319592.05082379" calcext:value-type="float">
            <text:p>-2319592.05082379</text:p>
          </table:table-cell>
          <table:table-cell table:formula="of:=['bmim-cl'.B3]-['bmim-cl'.$B$3]" office:value-type="float" office:value="0" calcext:value-type="float">
            <text:p>0.0000000</text:p>
          </table:table-cell>
          <table:table-cell table:formula="of:=['bmim-cl'.B3]*['bmim-cl'.D3]/['bmim-cl'.$D$7]" office:value-type="float" office:value="-0" calcext:value-type="float">
            <text:p>0</text:p>
          </table:table-cell>
          <table:table-cell table:formula="of:=['bmim-cl'.C3]-['bmim-cl'.$C$3]" office:value-type="float" office:value="0" calcext:value-type="float">
            <text:p>0.0000000</text:p>
          </table:table-cell>
          <table:table-cell table:formula="of:=['bmim-cl'.C3]*['bmim-cl'.F3]/['bmim-cl'.$F$7]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83.38203203" calcext:value-type="float">
            <text:p>-883.38203203</text:p>
          </table:table-cell>
          <table:table-cell table:formula="of:=['bmim-cl'.B4]*2625.5" office:value-type="float" office:value="-2319319.52509477" calcext:value-type="float">
            <text:p>-2319319.52509477</text:p>
          </table:table-cell>
          <table:table-cell table:formula="of:=['bmim-cl'.B4]-['bmim-cl'.$B$3]" office:value-type="float" office:value="0.103799554000034" calcext:value-type="float">
            <text:p>0.1037996</text:p>
          </table:table-cell>
          <table:table-cell table:formula="of:=['bmim-cl'.B4]*['bmim-cl'.D4]/['bmim-cl'.$D$7]" office:value-type="float" office:value="-734.250149426969" calcext:value-type="float">
            <text:p>-734.250149427</text:p>
          </table:table-cell>
          <table:table-cell table:formula="of:=['bmim-cl'.C4]-['bmim-cl'.$C$3]" office:value-type="float" office:value="272.525729026645" calcext:value-type="float">
            <text:p>272.5257290</text:p>
          </table:table-cell>
          <table:table-cell table:formula="of:=['bmim-cl'.C4]*['bmim-cl'.F4]/['bmim-cl'.$F$7]" office:value-type="float" office:value="-1927773.7673212" calcext:value-type="float">
            <text:p>-1927773.7673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83.480516254" calcext:value-type="float">
            <text:p>-883.480516254</text:p>
          </table:table-cell>
          <table:table-cell table:formula="of:=['bmim-cl'.B5]*2625.5" office:value-type="float" office:value="-2319578.09542488" calcext:value-type="float">
            <text:p>-2319578.09542488</text:p>
          </table:table-cell>
          <table:table-cell table:formula="of:=['bmim-cl'.B5]-['bmim-cl'.$B$3]" office:value-type="float" office:value="0.00531533000003037" calcext:value-type="float">
            <text:p>0.0053153</text:p>
          </table:table-cell>
          <table:table-cell table:formula="of:=['bmim-cl'.B5]*['bmim-cl'.D5]/['bmim-cl'.$D$7]" office:value-type="float" office:value="-37.6034077186842" calcext:value-type="float">
            <text:p>-37.6034077187</text:p>
          </table:table-cell>
          <table:table-cell table:formula="of:=['bmim-cl'.C5]-['bmim-cl'.$C$3]" office:value-type="float" office:value="13.9553989148699" calcext:value-type="float">
            <text:p>13.9553989</text:p>
          </table:table-cell>
          <table:table-cell table:formula="of:=['bmim-cl'.C5]*['bmim-cl'.F5]/['bmim-cl'.$F$7]" office:value-type="float" office:value="-98727.7469641168" calcext:value-type="float">
            <text:p>-98727.7469641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83.470064422" calcext:value-type="float">
            <text:p>-883.470064422</text:p>
          </table:table-cell>
          <table:table-cell table:formula="of:=['bmim-cl'.B6]*2625.5" office:value-type="float" office:value="-2319550.65413996" calcext:value-type="float">
            <text:p>-2319550.65413996</text:p>
          </table:table-cell>
          <table:table-cell table:formula="of:=['bmim-cl'.B6]-['bmim-cl'.$B$3]" office:value-type="float" office:value="0.0157671620000883" calcext:value-type="float">
            <text:p>0.0157672</text:p>
          </table:table-cell>
          <table:table-cell table:formula="of:=['bmim-cl'.B6]*['bmim-cl'.D6]/['bmim-cl'.$D$7]" office:value-type="float" office:value="-111.543781305065" calcext:value-type="float">
            <text:p>-111.5437813051</text:p>
          </table:table-cell>
          <table:table-cell table:formula="of:=['bmim-cl'.C6]-['bmim-cl'.$C$3]" office:value-type="float" office:value="41.3966838312335" calcext:value-type="float">
            <text:p>41.3966838</text:p>
          </table:table-cell>
          <table:table-cell table:formula="of:=['bmim-cl'.C6]*['bmim-cl'.F6]/['bmim-cl'.$F$7]" office:value-type="float" office:value="-292858.197817043" calcext:value-type="float">
            <text:p>-292858.197817043</text:p>
          </table:table-cell>
        </table:table-row>
        <table:table-row table:style-name="ro1">
          <table:table-cell table:number-columns-repeated="3"/>
          <table:table-cell table:style-name="Default" table:formula="of:=SUM(['bmim-cl'.D3:.D6])" office:value-type="float" office:value="0.124882046000153" calcext:value-type="float">
            <text:p>0.124882046</text:p>
          </table:table-cell>
          <table:table-cell table:formula="of:=SUM(['bmim-cl'.E3:.E6])" office:value-type="float" office:value="-883.397338450719" calcext:value-type="float">
            <text:p>-883.3973384507</text:p>
          </table:table-cell>
          <table:table-cell table:style-name="Default" table:formula="of:=SUM(['bmim-cl'.F3:.F6])" office:value-type="float" office:value="327.877811772749" calcext:value-type="float">
            <text:p>327.8778117727</text:p>
          </table:table-cell>
          <table:table-cell table:formula="of:=SUM(['bmim-cl'.G3:.G6])" office:value-type="float" office:value="-2319359.71210236" calcext:value-type="float">
            <text:p>-2319359.71210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number-style style:name="N129">
      <number:number number:decimal-places="11" number:min-integer-digits="1"/>
    </number:number-style>
    <number:number-style style:name="N130">
      <number:number number:decimal-places="12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6" number:min-integer-digits="1"/>
    </number:number-style>
    <number:number-style style:name="N135">
      <number:number number:decimal-places="1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2:48:26.677471130</meta:creation-date>
    <dc:date>2017-03-08T16:57:43.871558068</dc:date>
    <meta:editing-duration>PT27M56S</meta:editing-duration>
    <meta:editing-cycles>1</meta:editing-cycles>
    <meta:document-statistic meta:table-count="5" meta:cell-count="236" meta:object-count="0"/>
    <meta:generator>LibreOffice/4.2.8.2$Linux_X86_64 LibreOffice_project/420m0$Build-2</meta:generator>
  </office:meta>
</office:document-meta>
</file>